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fo:font-size="8pt" style:text-underline-style="solid" style:text-underline-width="auto" style:text-underline-color="font-color"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list-style-name="L1">
      <style:paragraph-properties fo:text-align="start"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Times"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edigree' System Proposal</text:p>
      <text:p text:style-name="P2"/>
      <text:p text:style-name="P3">A Proposal of the Basic Structure of the project 'pedigree' Operating System</text:p>
      <text:p text:style-name="P3"/>
      <text:p text:style-name="P4">Revision History:</text:p>
      <text:list text:style-name="L1">
        <text:list-item>
          <text:p text:style-name="P5">Created and Begun Document - James Pritchett 31-Jan–08</text:p>
        </text:list-item>
      </text:list>
      <text:p text:style-name="P4"/>
      <text:p text:style-name="P6">Introductio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Overview</text:p>
      <text:p text:style-name="P8"/>
      <text:p text:style-name="P7">The primary goal of project 'pedigree' is to develop a general purpose Operating System, both for use on Desktops and Server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Project Goals</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9"/>
      <text:p text:style-name="P10">Design Goals</text:p>
      <text:p text:style-name="P10"/>
      <text:p text:style-name="P9">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10"/>
      <text:p text:style-name="P11">Speed</text:p>
      <text:p text:style-name="P11"/>
      <text:p text:style-name="P9">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9"><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ie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9"><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11"/>
      <text:p text:style-name="P11">Stability</text:p>
      <text:p text:style-name="P11"/>
      <text:p text:style-name="P9">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9"><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9"><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9"/>
      <text:p text:style-name="P11">Security</text:p>
      <text:p text:style-name="P11"/>
      <text:p text:style-name="P9">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d to follow the standard in order to correctly function.</text:p>
      <text:p text:style-name="P9"><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9"><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9"><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9"/>
      <text:p text:style-name="P11">Portability</text:p>
      <text:p text:style-name="P11"/>
      <text:p text:style-name="P9">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9"/>
      <text:p text:style-name="P11">Extensibility</text:p>
      <text:p text:style-name="P11"/>
      <text:p text:style-name="P9">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9"><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9"><text:tab/>Specifically the Security of the Compatibility Subsystems must support not only conversion of native security and access but also prevent unauthorised or possibly damaging access to other components of the system. To this end, though optional, it will be an intended goal to implement support for non-native kernel mode code within User Space processes, in order to promote security over speed. However it should be just as easy to run such code in Kernel Mode, for example, if a compatibility layer for an outside Graphics Subsystem is implemented, and it requires speed in order to function.</text:p>
      <text:p text:style-name="P9"><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9"/>
      <text:p text:style-name="P11">Compatibility</text:p>
      <text:p text:style-name="P11"/>
      <text:p text:style-name="P9">The biggest issue in deciding among current system's given that there is no practical option to turn to based purely upon merit is the ability to run current applications. Though we don't propose the development of compatibility with e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ir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9"><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9"><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9"><text:tab/>Finally, the User mode Security of the system will be handled by another subsystem, ensuring not only a separation from standard applications but also the ability to entirely replace the system at a later date.</text:p>
      <text:p text:style-name="P9"/>
      <text:p text:style-name="P12">Specific Goals</text:p>
      <text:p text:style-name="P12"/>
      <text:p text:style-name="P10">Core System</text:p>
      <text:p text:style-name="P10"/>
      <text:p text:style-name="P9">Core system goals concern the internal structure of the Kernel Proper and its directly related components, as well as the interfaces with it's nearest neighbours.</text:p>
      <text:p text:style-name="P9"/>
      <text:p text:style-name="P11">The Kernel</text:p>
      <text:p text:style-name="P11"/>
      <text:p text:style-name="P9">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9"/>
      <text:p text:style-name="P11">Architecture Specific</text:p>
      <text:p text:style-name="P9"/>
      <text:p text:style-name="P9">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9"/>
      <text:p text:style-name="P11">System Debugging</text:p>
      <text:p text:style-name="P11"/>
      <text:p text:style-name="P9"><text:tab/>The kernel debugger is loaded by the bootstrapper as a module (just as the architecture-specific module is). The debugger module provides a native CLI interface, as well as a GDB stub – each of which can be disabled at compile time. The debugger uses the architecture-specific module for input/output, specifically the keyboard controller, text-mode VGA controller, and serial controller.</text:p>
      <text:p text:style-name="P9"/>
      <text:p text:style-name="P10">Kernel Modules</text:p>
      <text:p text:style-name="P10"/>
      <text:p text:style-name="P9">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9"/>
      <text:p text:style-name="P11">Driver Manager </text:p>
      <text:p text:style-name="P11"/>
      <text:p text:style-name="P9">Drivers are loadable shared objects, just like modules are. However, they are not granted the same level of freedom to access any kernel function. Any access to a kernel function gets checked by the driver manager. The driver manager is responsible for restarting broken drivers, and disabling, enabling, loading and unloading others as per the user's requests.</text:p>
      <text:p text:style-name="P11"/>
      <text:p text:style-name="P11">Device Manager</text:p>
      <text:p text:style-name="P11"/>
      <text:p text:style-name="P9">The device manager is responsible for mapping drivers to mountpoints, or 'drives'. It is also responsible for mapping drivers to networking code. TODO expand.</text:p>
      <text:p text:style-name="P11"/>
      <text:p text:style-name="P11">Security Manager</text:p>
      <text:p text:style-name="P9">All drivers and non-core kernel modules are digitally signed. The security manager is responsible for checking these signatures. It is also responsible for basic IP filtering and packet checking.</text:p>
      <text:p text:style-name="P11"/>
      <text:p text:style-name="P11">Virtual Memory Manager</text:p>
      <text:p text:style-name="P11"/>
      <text:p text:style-name="P9">Responsible for taking excess pages from the kernel and throwing them out to temporary storage. It should also return those pages on request from the kernel.</text:p>
      <text:p text:style-name="P11"/>
      <text:p text:style-name="P11">Process Manager</text:p>
      <text:p text:style-name="P11"/>
      <text:p text:style-name="P9">Responsible for managing schedulers – changing in relation to system state and registry state.</text:p>
      <text:p text:style-name="P11"/>
      <text:p text:style-name="P11">Interface Manager</text:p>
      <text:p text:style-name="P11"/>
      <text:p text:style-name="P11">Interprocess Communication Manager</text:p>
      <text:p text:style-name="P11"/>
      <text:p text:style-name="P9">Being a monolithic system, 'pedigree' doesn't have most of the demanding requirements microkernels place on IPC. Signals, Semaphores, shared memory will suffice for most applications – others may communicate via named pipes on the filesystem.</text:p>
      <text:p text:style-name="P11"/>
      <text:p text:style-name="P11">Registry</text:p>
      <text:p text:style-name="P9"/>
      <text:p text:style-name="P9">May possibly be renamed due to windows connotations. Is a store of configuration parameters for applications and the kernel (note: not the kernel proper, but the kernel plus its accompanying modules). The registry itself will be a tree structure of <text:s/>key-value pairs, but each application will only see a flat space, which is actually just a tree node created for it. The exception to this is the “registry manager” program. This is so that applications do not accidentally clutter up the registry, and it also makes application removal easier.</text:p>
      <text:p text:style-name="P9"/>
      <text:p text:style-name="P11">Virtual Filesystem</text:p>
      <text:p text:style-name="P11"/>
      <text:p text:style-name="P9">The filesystem is intended to be a marriage between UNIX and Windows ideas. UNIX brings the ideas of mountpoints and a 'root' filesystem. Windows brings the ideas of “drives”. We feel that the “drive” system has an advantage because it allows the user to relate directly to their hardware and where things are stored. However, abitrary letter designation seems to serve no useful purpose. We therefore came up with a <text:s/>VFS structure that implements drives as mountpoints, and one can only mount drives in one particular directory.</text:p>
      <text:p text:style-name="P9"/>
      <text:p text:style-name="P9">/system/ <text:s text:c="2"/>-- All system files are in here.</text:p>
      <text:p text:style-name="P9">/user – All user files are in here.</text:p>
      <text:p text:style-name="P9">/drives/ <text:s/>-- All media are mounted in here.</text:p>
      <text:p text:style-name="P9"/>
      <text:p text:style-name="P9">UNIX-style filesystem-mapped devices are not implemented. Any driver that wishes to access raw device data gets passed a device driver reference on initialisation.</text:p>
      <text:p text:style-name="P11"/>
      <text:p text:style-name="P10">Interfaces</text:p>
      <text:p text:style-name="P10"/>
      <text:p text:style-name="P11">General Driver Interface</text:p>
      <text:p text:style-name="P10"/>
      <text:p text:style-name="P11">Mass storage interface</text:p>
      <text:p text:style-name="P11"/>
      <text:p text:style-name="P11">Networking interface</text:p>
      <text:p text:style-name="P10"/>
      <text:p text:style-name="P10">Compatibility</text:p>
      <text:p text:style-name="P10"/>
      <text:p text:style-name="P11">POSIX</text:p>
      <text:p text:style-name="P9">The posix subsystem</text:p>
      <text:p text:style-name="P11"/>
      <text:p text:style-name="P11">DOS</text:p>
      <text:p text:style-name="P10"/>
      <text:p text:style-name="P10">Applications</text:p>
      <text:p text:style-name="P10"/>
      <text:p text:style-name="P13">Integrated Development Environment</text:p>
      <text:p text:style-name="P9"/>
      <text:p text:style-name="P11">Build System</text:p>
      <text:p text:style-name="P11"/>
      <text:p text:style-name="P11">Interface</text:p>
      <text:p text:style-name="P11"/>
      <text:p text:style-name="P11">Extensibility</text:p>
      <text:p text:style-name="P10"/>
      <text:p text:style-name="P10">Libraries</text:p>
      <text:p text:style-name="P10"/>
      <text:p text:style-name="P13">System Core</text:p>
      <text:p text:style-name="P13"/>
      <text:p text:style-name="P11">Native Library</text:p>
      <text:p text:style-name="P11"/>
      <text:p text:style-name="P11">C Standard Library</text:p>
      <text:p text:style-name="P13"/>
      <text:p text:style-name="P13">Application Support</text:p>
      <text:p text:style-name="P13"/>
      <text:p text:style-name="P11">Console Library</text:p>
      <text:p text:style-name="P11"/>
      <text:p text:style-name="P11">Generic Graphics Windows Library</text:p>
      <text:p text:style-name="P13"/>
      <text:p text:style-name="P13">Virtualization</text:p>
      <text:p text:style-name="P10"/>
      <text:p text:style-name="P10">Concepts</text:p>
      <text:p text:style-name="P10"/>
      <text:p text:style-name="P13">Virtualization</text:p>
      <text:p text:style-name="P13"/>
      <text:p text:style-name="P11">System Virtualization</text:p>
      <text:p text:style-name="P11"/>
      <text:p text:style-name="P11">Operating System Virtualization</text:p>
      <text:p text:style-name="P11"/>
      <text:p text:style-name="P11">Application Virtualization</text:p>
      <text:p text:style-name="P11"/>
      <text:p text:style-name="P13">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GB" style:font-name-complex="Albany AMT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1T23:59:08</meta:creation-date>
    <dc:date>2008-02-01T13:33:28</dc:date>
    <dc:language>en-GB</dc:language>
    <meta:editing-cycles>34</meta:editing-cycles>
    <meta:editing-duration>PT5H34M34S</meta:editing-duration>
    <meta:user-defined meta:name="Info 1"/>
    <meta:user-defined meta:name="Info 2"/>
    <meta:user-defined meta:name="Info 3"/>
    <meta:user-defined meta:name="Info 4"/>
    <meta:document-statistic meta:table-count="0" meta:image-count="0" meta:object-count="0" meta:page-count="8" meta:paragraph-count="96" meta:word-count="3146" meta:character-count="19896"/>
  </office:meta>
</office:document-meta>
</file>